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erif" svg:font-family="'DejaVu Serif'" style:font-adornments="Regular" style:font-family-generic="roman" style:font-pitch="variable"/>
    <style:font-face style:name="Hack Nerd Font Mono" svg:font-family="'Hack Nerd Font Mono'" style:font-adornments="Bold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fo:font-weight="bold" officeooo:rsid="0010f301" officeooo:paragraph-rsid="0010f301" style:font-weight-asian="bold" style:font-weight-complex="bold"/>
    </style:style>
    <style:style style:name="P2" style:family="paragraph" style:parent-style-name="Heading_20_1">
      <style:text-properties officeooo:rsid="00125d01" officeooo:paragraph-rsid="00125d01"/>
    </style:style>
    <style:style style:name="P3" style:family="paragraph" style:parent-style-name="Heading_20_1">
      <style:text-properties fo:font-size="16pt" officeooo:rsid="00125d01" officeooo:paragraph-rsid="00125d01" style:font-size-asian="16pt" style:font-size-complex="16pt"/>
    </style:style>
    <style:style style:name="P4" style:family="paragraph" style:parent-style-name="Heading_20_2">
      <style:text-properties officeooo:rsid="0010f301" officeooo:paragraph-rsid="0010f301"/>
    </style:style>
    <style:style style:name="P5" style:family="paragraph" style:parent-style-name="Heading_20_2">
      <style:text-properties officeooo:rsid="00125d01" officeooo:paragraph-rsid="00125d01"/>
    </style:style>
    <style:style style:name="P6" style:family="paragraph" style:parent-style-name="Heading_20_2">
      <style:text-properties officeooo:rsid="00173f91" officeooo:paragraph-rsid="00173f91"/>
    </style:style>
    <style:style style:name="P7" style:family="paragraph" style:parent-style-name="Heading_20_3">
      <style:text-properties officeooo:rsid="0010f301" officeooo:paragraph-rsid="0010f301"/>
    </style:style>
    <style:style style:name="P8" style:family="paragraph" style:parent-style-name="Text_20_body">
      <style:text-properties officeooo:rsid="0010f301" officeooo:paragraph-rsid="0010f301"/>
    </style:style>
    <style:style style:name="P9" style:family="paragraph" style:parent-style-name="Text_20_body">
      <style:text-properties officeooo:paragraph-rsid="0010f301"/>
    </style:style>
    <style:style style:name="P10" style:family="paragraph" style:parent-style-name="Text_20_body">
      <style:text-properties officeooo:rsid="00125d01" officeooo:paragraph-rsid="00125d01"/>
    </style:style>
    <style:style style:name="P11" style:family="paragraph" style:parent-style-name="Text_20_body">
      <style:text-properties officeooo:paragraph-rsid="00125d01"/>
    </style:style>
    <style:style style:name="P12" style:family="paragraph" style:parent-style-name="Text_20_body">
      <style:text-properties fo:font-size="14pt" officeooo:rsid="00125d01" officeooo:paragraph-rsid="00125d01" style:font-size-asian="14pt" style:font-size-complex="14pt"/>
    </style:style>
    <style:style style:name="P13" style:family="paragraph" style:parent-style-name="Text_20_body">
      <style:text-properties fo:font-size="14pt" officeooo:rsid="00173f91" officeooo:paragraph-rsid="00173f91" style:font-size-asian="14pt" style:font-size-complex="14pt"/>
    </style:style>
    <style:style style:name="T1" style:family="text">
      <style:text-properties officeooo:rsid="0010f301"/>
    </style:style>
    <style:style style:name="T2" style:family="text">
      <style:text-properties officeooo:rsid="00125d01"/>
    </style:style>
    <style:style style:name="T3" style:family="text">
      <style:text-properties fo:font-size="16pt" officeooo:rsid="00125d01" style:font-size-asian="16pt" style:font-size-complex="16pt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Transformação Digital na Automação de processos</text:h>
      <text:h text:style-name="P4" text:outline-level="2">Pilares da Transformação Digital</text:h>
      <text:h text:style-name="Heading_20_3" text:outline-level="3">1) Foco no Cliente</text:h>
      <text:p text:style-name="P9">- <text:span text:style-name="T1">Utilizar as preferencias do cliente como orientação para o trabalho na empresa</text:span> </text:p>
      <text:h text:style-name="Heading_20_3" text:outline-level="3">2) Feedbacks</text:h>
      <text:p text:style-name="P9">- <text:span text:style-name="T1">Aproveitar a comunicação para qualificar o produto ou serviço</text:span></text:p>
      <text:p text:style-name="P9">- <text:span text:style-name="T1">Errar é normal! No que posso melhorar?</text:span></text:p>
      <text:h text:style-name="Heading_20_3" text:outline-level="3">3) Agiliidade</text:h>
      <text:p text:style-name="P9">- <text:span text:style-name="T1">Eficiencia no que fazer (bem feito) com foco no valor (no que importa)</text:span></text:p>
      <text:p text:style-name="P9">- <text:span text:style-name="T1">Avanço tecnologico e contexto social ajudam na agilidade, tudo é acelerado.</text:span></text:p>
      <text:h text:style-name="Heading_20_3" text:outline-level="3">4) Adaptabilidade</text:h>
      <text:p text:style-name="Text_20_body">- <text:span text:style-name="T1">Capacidade de flexibilizar os processos</text:span></text:p>
      <text:p text:style-name="P9">- <text:span text:style-name="T1">Tecnologia muda constantemente, precisa de adaptar(inovar) ou morra!</text:span></text:p>
      <text:h text:style-name="P4" text:outline-level="2">TIC Empresas 2021 (No Brasil)</text:h>
      <text:p text:style-name="P9">- <text:span text:style-name="T1">13% das empresas adotam algum tipo de tecnologia de inteligencia artificial</text:span></text:p>
      <text:p text:style-name="P9">- <text:span text:style-name="T1">14% Das empresas recooreram a algum tipo de tecnologia da internet das coisas (iot)</text:span></text:p>
      <text:p text:style-name="P9">- <text:span text:style-name="T1">14% Das empresas fazem analise de Big Data</text:span></text:p>
      <text:h text:style-name="P7" text:outline-level="3">Ainda é muito baixo! Precisamos surfar nesse mercado, há um deficit no brasil</text:h>
      <text:h text:style-name="P4" text:outline-level="2">Inteligencia Artificial, como posso usar na automação?</text:h>
      <text:p text:style-name="P9">- <text:span text:style-name="T1">O foco é na Solução de problemas e previsão dos mesmos.</text:span></text:p>
      <text:p text:style-name="P8">Exemplos de I.A no dia dia pelas empresas:</text:p>
      <text:p text:style-name="P8">1) Assistente Virtuais</text:p>
      <text:p text:style-name="P8">2) Atendimento ao cliente</text:p>
      <text:p text:style-name="P8">3) Email</text:p>
      <text:p text:style-name="P8"><text:soft-page-break/>4) Redes Sociais</text:p>
      <text:p text:style-name="P8">5) Serviços de Streaming</text:p>
      <text:p text:style-name="P8">6) Games</text:p>
      <text:p text:style-name="P8">7) Bancos</text:p>
      <text:p text:style-name="P8">8) Google</text:p>
      <text:h text:style-name="P5" text:outline-level="2">Automação Robotica de processos</text:h>
      <text:p text:style-name="P11"><text:s text:c="2"/>É <text:span text:style-name="T2">o uso de robos digitais (bots) para executar tarefas repetitivas anteriormente realizadas por humanos</text:span></text:p>
      <text:p text:style-name="P10">Principais caracteristicas para o processo:</text:p>
      <text:p text:style-name="P10">- Volume de dados → Tem que justificar a automação</text:p>
      <text:p text:style-name="P10">- Tarefas Repetitivas → Quanto mais condicionais, mais dificil de se fazer, tem que ser linear</text:p>
      <text:p text:style-name="P10">- Regras bem definidas → Qual o percuso que ele vai seguir?</text:p>
      <text:p text:style-name="P10"/>
      <text:p text:style-name="P10">Robos assistidos </text:p>
      <text:p text:style-name="P10">- Precisa do humano para a interação</text:p>
      <text:p text:style-name="P10"/>
      <text:p text:style-name="P10">Robos não assistidos</text:p>
      <text:p text:style-name="P10">- Não precisa de uma interação, precisa de um start (gatilho)</text:p>
      <text:h text:style-name="Heading_20_3" text:outline-level="3"><text:span text:style-name="T2">OBS: </text:span>É <text:span text:style-name="T2">necessario prestar atenção na segurança, cuidado com dados sensiveis da empresa e esconder os dados com criptografia. Redes tem que ser privadas(VPN tambem ajuda) para acesso externo</text:span></text:h>
      <text:p text:style-name="Text_20_body"/>
      <text:h text:style-name="P5" text:outline-level="2"><text:soft-page-break/>OBS: Quais são os algoritmos dos Cientistas de dados? </text:h>
      <text:h text:style-name="P5" text:outline-level="2">Quais as melhores decisões eles fazem após os resultados dos algoritimos? </text:h>
      <text:h text:style-name="P5" text:outline-level="2">Confiar na Estatistica ou no peso Cultural? Tem que se basear nos dados! Depois, levar sua Hipotese para teste! </text:h>
      <text:h text:style-name="P5" text:outline-level="2">Estava certo? True or False</text:h>
      <text:p text:style-name="P11"/>
      <text:h text:style-name="P3" text:outline-level="1">Mundo CyberPunk:</text:h>
      <text:h text:style-name="P3" text:outline-level="1">I.A + Segurança cibernetica + Serviços em Nuvem + Diversidade + Etica + Pensamento Critico</text:h>
      <text:p text:style-name="P11"><text:span text:style-name="T3"/></text:p>
      <text:h text:style-name="P2" text:outline-level="1" text:is-list-header="true">Tipos de aprendizagem da I.A:</text:h>
      <text:p text:style-name="P12"><text:span text:style-name="T4">Aprendizagem supervisionada </text:span>→ Algortimos de Arte</text:p>
      <text:p text:style-name="P12"/>
      <text:p text:style-name="P12"><text:span text:style-name="T4">Aprendizagem não supervisionada</text:span> → Não vai ter uma caracteristisca de entrada e de saida (algoritimo clousterização)</text:p>
      <text:p text:style-name="P12"/>
      <text:p text:style-name="P12">5 de cachorro e 5 de gato → Quem é quem? </text:p>
      <text:p text:style-name="P12">- Fazer esse algoritmo clousterização</text:p>
      <text:p text:style-name="P12">- Algortimo de Analise de imagem</text:p>
      <text:p text:style-name="P12"/>
      <text:h text:style-name="P6" text:outline-level="2">Referencias</text:h>
      <text:p text:style-name="P13">micro dados – tic empresas (cetic)</text:p>
      <text:p text:style-name="P13">data never sleeps 9.0 (domo.com)</text:p>
      <text:p text:style-name="P13">comite gestor da internet (cgi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erif" svg:font-family="'DejaVu Serif'" style:font-adornments="Regular" style:font-family-generic="roman" style:font-pitch="variable"/>
    <style:font-face style:name="Hack Nerd Font Mono" svg:font-family="'Hack Nerd Font Mono'" style:font-adornments="Bold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erif" fo:font-family="'DejaVu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Hack Nerd Font Mono" fo:font-family="'Hack Nerd Font Mono'" style:font-style-name="Bold" style:font-pitch="fixed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5:39:27.709971494</meta:creation-date>
    <dc:date>2022-10-19T16:54:04.444925294</dc:date>
    <meta:editing-duration>PT1H14M37S</meta:editing-duration>
    <meta:editing-cycles>3</meta:editing-cycles>
    <meta:generator>LibreOffice/7.4.2.3$Linux_X86_64 LibreOffice_project/40$Build-3</meta:generator>
    <meta:document-statistic meta:table-count="0" meta:image-count="0" meta:object-count="0" meta:page-count="3" meta:paragraph-count="56" meta:word-count="435" meta:character-count="2657" meta:non-whitespace-character-count="2269"/>
  </office:meta>
</office:document-meta>
</file>